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style:writing-mode="page"/>
    </style:style>
    <style:style style:name="Table3" style:family="table">
      <style:table-properties style:width="6.9271in" fo:margin-left="0in" table:align="left"/>
    </style:style>
    <style:style style:name="Table3.A" style:family="table-column">
      <style:table-column-properties style:column-width="1.5in"/>
    </style:style>
    <style:style style:name="Table3.B" style:family="table-column">
      <style:table-column-properties style:column-width="5.4271in"/>
    </style:style>
    <style:style style:name="Table3.A1" style:family="table-cell">
      <style:table-cell-properties style:writing-mode="page"/>
    </style:style>
    <style:style style:name="Table2" style:family="table">
      <style:table-properties style:width="6.9271in" fo:margin-left="0in" table:align="left"/>
    </style:style>
    <style:style style:name="Table2.A" style:family="table-column">
      <style:table-column-properties style:column-width="1.5in"/>
    </style:style>
    <style:style style:name="Table2.B" style:family="table-column">
      <style:table-column-properties style:column-width="5.4271in"/>
    </style:style>
    <style:style style:name="Table2.A1" style:family="table-cell">
      <style:table-cell-properties style:writing-mode="page"/>
    </style:style>
    <style:style style:name="Table4" style:family="table">
      <style:table-properties style:width="6.9271in" fo:margin-left="0in" table:align="left"/>
    </style:style>
    <style:style style:name="Table4.A" style:family="table-column">
      <style:table-column-properties style:column-width="1.0625in"/>
    </style:style>
    <style:style style:name="Table4.B" style:family="table-column">
      <style:table-column-properties style:column-width="5.8646in"/>
    </style:style>
    <style:style style:name="Table4.A1" style:family="table-cell">
      <style:table-cell-properties style:writing-mode="page"/>
    </style:style>
    <style:style style:name="Table5" style:family="table">
      <style:table-properties style:width="6.9271in" fo:margin-left="0in" table:align="left"/>
    </style:style>
    <style:style style:name="Table5.A" style:family="table-column">
      <style:table-column-properties style:column-width="1.5in"/>
    </style:style>
    <style:style style:name="Table5.B" style:family="table-column">
      <style:table-column-properties style:column-width="5.4271in"/>
    </style:style>
    <style:style style:name="Table5.A1" style:family="table-cell">
      <style:table-cell-properties style:writing-mode="page"/>
    </style:style>
    <style:style style:name="Table5.2" style:family="table-row">
      <style:table-row-properties style:min-row-height="0.1882in"/>
    </style:style>
    <style:style style:name="P1" style:family="paragraph" style:parent-style-name="Standard">
      <style:paragraph-properties fo:text-align="end" style:justify-single-word="false"/>
      <style:text-properties style:font-name="Liberation Sans" fo:font-size="9pt" officeooo:rsid="000cbe10" officeooo:paragraph-rsid="000cbe10" style:font-size-asian="9pt" style:font-size-complex="9pt"/>
    </style:style>
    <style:style style:name="P2" style:family="paragraph" style:parent-style-name="Standard">
      <style:paragraph-properties fo:margin-left="0in" fo:margin-right="0in" fo:text-align="start" style:justify-single-word="false" fo:text-indent="0in" style:auto-text-indent="false"/>
      <style:text-properties style:font-name="Liberation Sans" fo:font-size="9pt" officeooo:rsid="000cbe10" officeooo:paragraph-rsid="001cf9a9" style:font-size-asian="9pt" style:font-size-complex="9pt"/>
    </style:style>
    <style:style style:name="P3" style:family="paragraph" style:parent-style-name="Standard">
      <style:paragraph-properties fo:margin-left="0in" fo:margin-right="0in" fo:text-align="start" style:justify-single-word="false" fo:text-indent="0in" style:auto-text-indent="false"/>
      <style:text-properties style:font-name="Liberation Sans" fo:font-size="9pt" officeooo:rsid="000cbe10" officeooo:paragraph-rsid="000cbe10" style:font-size-asian="9pt" style:font-size-complex="9pt"/>
    </style:style>
    <style:style style:name="P4" style:family="paragraph" style:parent-style-name="Standard">
      <style:paragraph-properties fo:margin-left="0in" fo:margin-right="0in" fo:text-align="start" style:justify-single-word="false" fo:text-indent="0in" style:auto-text-indent="false"/>
      <style:text-properties style:font-name="Liberation Sans" fo:font-size="9pt" officeooo:rsid="001cf9a9" officeooo:paragraph-rsid="000cbe10" style:font-size-asian="9pt" style:font-size-complex="9pt"/>
    </style:style>
    <style:style style:name="P5" style:family="paragraph" style:parent-style-name="Table_20_Contents">
      <style:paragraph-properties fo:text-align="start" style:justify-single-word="false"/>
      <style:text-properties style:font-name="Liberation Sans" fo:font-size="9pt" style:font-size-asian="9pt" style:font-size-complex="9pt"/>
    </style:style>
    <style:style style:name="P6" style:family="paragraph" style:parent-style-name="Table_20_Contents">
      <style:paragraph-properties fo:text-align="start" style:justify-single-word="false"/>
      <style:text-properties style:font-name="Liberation Sans" fo:font-size="9pt" officeooo:paragraph-rsid="000d620c" style:font-size-asian="9pt" style:font-size-complex="9pt"/>
    </style:style>
    <style:style style:name="P7" style:family="paragraph" style:parent-style-name="Table_20_Contents">
      <style:paragraph-properties fo:text-align="start" style:justify-single-word="false"/>
      <style:text-properties style:font-name="Liberation Sans" fo:font-size="9pt" officeooo:paragraph-rsid="001f052d" style:font-size-asian="9pt" style:font-size-complex="9pt"/>
    </style:style>
    <style:style style:name="P8" style:family="paragraph" style:parent-style-name="Table_20_Contents">
      <style:paragraph-properties fo:text-align="end" style:justify-single-word="false"/>
      <style:text-properties style:font-name="Liberation Sans" fo:font-size="9pt" officeooo:paragraph-rsid="002a948c" style:font-size-asian="9pt" style:font-size-complex="9pt"/>
    </style:style>
    <style:style style:name="P9" style:family="paragraph" style:parent-style-name="Table_20_Contents">
      <style:paragraph-properties fo:line-height="150%" fo:text-align="start" style:justify-single-word="false"/>
      <style:text-properties style:font-name="Liberation Sans" fo:font-size="9pt" officeooo:paragraph-rsid="004061e3" style:font-size-asian="9pt" style:font-size-complex="9pt"/>
    </style:style>
    <style:style style:name="P10" style:family="paragraph" style:parent-style-name="Table_20_Contents">
      <style:paragraph-properties fo:text-align="start" style:justify-single-word="false"/>
      <style:text-properties style:font-name="Liberation Sans" fo:font-size="9pt" officeooo:rsid="0058cbcb" officeooo:paragraph-rsid="0058cbcb" style:font-size-asian="9pt" style:font-size-complex="9pt"/>
    </style:style>
    <style:style style:name="P11" style:family="paragraph" style:parent-style-name="Table_20_Contents">
      <style:paragraph-properties fo:text-align="end" style:justify-single-word="false"/>
      <style:text-properties style:font-name="Liberation Sans" fo:font-size="9pt" officeooo:rsid="0058cbcb" officeooo:paragraph-rsid="0058cbcb" style:font-size-asian="9pt" style:font-size-complex="9pt"/>
    </style:style>
    <style:style style:name="P12" style:family="paragraph" style:parent-style-name="Table_20_Contents">
      <style:paragraph-properties fo:text-align="start" style:justify-single-word="false"/>
      <style:text-properties style:font-name="Liberation Sans" fo:font-size="18pt" officeooo:rsid="000cbe10" officeooo:paragraph-rsid="000cbe10" style:font-size-asian="18pt" style:font-size-complex="18pt"/>
    </style:style>
    <style:style style:name="P13" style:family="paragraph" style:parent-style-name="Standard">
      <style:paragraph-properties fo:margin-left="0in" fo:margin-right="0in" fo:text-align="start" style:justify-single-word="false" fo:text-indent="0in" style:auto-text-indent="false"/>
      <style:text-properties style:font-name="Liberation Sans" fo:font-size="8pt" officeooo:paragraph-rsid="00542e5c" style:font-size-asian="8pt" style:font-size-complex="8pt"/>
    </style:style>
    <style:style style:name="P14" style:family="paragraph" style:parent-style-name="Table_20_Contents">
      <style:paragraph-properties fo:text-align="start" style:justify-single-word="false"/>
      <style:text-properties style:font-name="Liberation Sans" fo:font-size="8pt" officeooo:paragraph-rsid="000d620c" style:font-size-asian="8pt" style:font-size-complex="8pt"/>
    </style:style>
    <style:style style:name="P15" style:family="paragraph" style:parent-style-name="Table_20_Contents">
      <style:paragraph-properties fo:text-align="start" style:justify-single-word="false"/>
      <style:text-properties style:font-name="Liberation Sans" fo:font-size="8pt" officeooo:paragraph-rsid="000f285e" style:font-size-asian="8pt" style:font-size-complex="8pt"/>
    </style:style>
    <style:style style:name="P16" style:family="paragraph" style:parent-style-name="Table_20_Contents">
      <style:paragraph-properties fo:text-align="start" style:justify-single-word="false"/>
      <style:text-properties style:font-name="Liberation Sans" fo:font-size="8pt" officeooo:paragraph-rsid="00156bdf" style:font-size-asian="8pt" style:font-size-complex="8pt"/>
    </style:style>
    <style:style style:name="P17" style:family="paragraph" style:parent-style-name="Table_20_Contents">
      <style:paragraph-properties fo:text-align="start" style:justify-single-word="false"/>
      <style:text-properties style:font-name="Liberation Sans" fo:font-size="8pt" officeooo:paragraph-rsid="001110e7" style:font-size-asian="8pt" style:font-size-complex="8pt"/>
    </style:style>
    <style:style style:name="P18" style:family="paragraph" style:parent-style-name="Standard">
      <style:paragraph-properties fo:margin-left="0in" fo:margin-right="0in" fo:text-align="start" style:justify-single-word="false" fo:text-indent="0in" style:auto-text-indent="false"/>
      <style:text-properties style:font-name="Liberation Sans" fo:font-size="8pt" officeooo:rsid="000cbe10" officeooo:paragraph-rsid="001cf9a9" style:font-size-asian="8pt" style:font-size-complex="8pt"/>
    </style:style>
    <style:style style:name="P19" style:family="paragraph" style:parent-style-name="Table_20_Contents">
      <style:paragraph-properties fo:text-align="start" style:justify-single-word="false"/>
      <style:text-properties style:font-name="Liberation Sans" fo:font-size="8pt" officeooo:rsid="001d0047" officeooo:paragraph-rsid="001d0047" style:font-size-asian="8pt" style:font-size-complex="8pt"/>
    </style:style>
    <style:style style:name="P20" style:family="paragraph" style:parent-style-name="Table_20_Contents">
      <style:paragraph-properties fo:text-align="start" style:justify-single-word="false"/>
      <style:text-properties style:font-name="Liberation Sans" fo:font-size="8pt" officeooo:rsid="001f052d" officeooo:paragraph-rsid="001f052d" style:font-size-asian="8pt" style:font-size-complex="8pt"/>
    </style:style>
    <style:style style:name="P21" style:family="paragraph" style:parent-style-name="Table_20_Contents">
      <style:paragraph-properties fo:text-align="start" style:justify-single-word="false"/>
      <style:text-properties style:font-name="Liberation Sans" fo:font-size="8pt" officeooo:rsid="0021be3c" officeooo:paragraph-rsid="0021be3c" style:font-size-asian="8pt" style:font-size-complex="8pt"/>
    </style:style>
    <style:style style:name="P22" style:family="paragraph" style:parent-style-name="Table_20_Contents">
      <style:paragraph-properties fo:text-align="start" style:justify-single-word="false"/>
      <style:text-properties style:font-name="Liberation Sans" fo:font-size="8pt" officeooo:rsid="001110e7" officeooo:paragraph-rsid="002e7e08" style:font-size-asian="8pt" style:font-size-complex="8pt"/>
    </style:style>
    <style:style style:name="P23" style:family="paragraph" style:parent-style-name="Table_20_Contents">
      <style:paragraph-properties fo:text-align="start" style:justify-single-word="false"/>
      <style:text-properties style:font-name="Liberation Sans" fo:font-size="8pt" officeooo:rsid="001110e7" officeooo:paragraph-rsid="001110e7" style:font-size-asian="8pt" style:font-size-complex="8pt"/>
    </style:style>
    <style:style style:name="P24" style:family="paragraph" style:parent-style-name="Table_20_Contents">
      <style:paragraph-properties fo:text-align="start" style:justify-single-word="false"/>
      <style:text-properties style:font-name="Liberation Sans" fo:font-size="8pt" officeooo:rsid="001110e7" officeooo:paragraph-rsid="003ac72f" style:font-size-asian="8pt" style:font-size-complex="8pt"/>
    </style:style>
    <style:style style:name="P25" style:family="paragraph" style:parent-style-name="Table_20_Contents">
      <style:paragraph-properties fo:text-align="start" style:justify-single-word="false"/>
      <style:text-properties style:font-name="Liberation Sans" fo:font-size="8pt" officeooo:rsid="002bc96a" officeooo:paragraph-rsid="002bc96a" style:font-size-asian="8pt" style:font-size-complex="8pt"/>
    </style:style>
    <style:style style:name="P26" style:family="paragraph" style:parent-style-name="Table_20_Contents">
      <style:paragraph-properties fo:text-align="start" style:justify-single-word="false"/>
      <style:text-properties style:font-name="Liberation Sans" fo:font-size="8pt" officeooo:rsid="00397e1e" officeooo:paragraph-rsid="00397e1e" style:font-size-asian="8pt" style:font-size-complex="8pt"/>
    </style:style>
    <style:style style:name="P27" style:family="paragraph" style:parent-style-name="Table_20_Contents">
      <style:paragraph-properties fo:text-align="start" style:justify-single-word="false"/>
      <style:text-properties style:font-name="Liberation Sans" fo:font-size="10pt" officeooo:rsid="001cf9a9" officeooo:paragraph-rsid="001cf9a9" style:font-size-asian="10pt" style:font-size-complex="10pt"/>
    </style:style>
    <style:style style:name="P28" style:family="paragraph" style:parent-style-name="Standard">
      <style:paragraph-properties fo:text-align="end" style:justify-single-word="false"/>
      <style:text-properties fo:font-size="9pt" officeooo:paragraph-rsid="000cbe10" style:font-size-asian="9pt" style:font-size-complex="9pt"/>
    </style:style>
    <style:style style:name="P29" style:family="paragraph" style:parent-style-name="Table_20_Contents">
      <style:paragraph-properties fo:margin-left="0in" fo:margin-right="0in" fo:text-align="end" style:justify-single-word="false" fo:text-indent="0in" style:auto-text-indent="false"/>
      <style:text-properties fo:color="#3465a4" loext:opacity="100%" style:font-name="Liberation Sans" fo:font-size="9pt" style:font-size-asian="9pt" style:font-size-complex="9pt"/>
    </style:style>
    <style:style style:name="P30" style:family="paragraph" style:parent-style-name="Table_20_Contents">
      <style:paragraph-properties fo:text-align="end" style:justify-single-word="false"/>
      <style:text-properties fo:color="#3465a4" loext:opacity="100%" style:font-name="Liberation Sans" fo:font-size="9pt" officeooo:paragraph-rsid="002a948c" style:font-size-asian="9pt" style:font-size-complex="9pt"/>
    </style:style>
    <style:style style:name="P31" style:family="paragraph" style:parent-style-name="Table_20_Contents">
      <style:paragraph-properties fo:text-align="end" style:justify-single-word="false"/>
      <style:text-properties fo:color="#3465a4" loext:opacity="100%" style:font-name="Liberation Sans" fo:font-size="9pt" officeooo:paragraph-rsid="004749d5" style:font-size-asian="9pt" style:font-size-complex="9pt"/>
    </style:style>
    <style:style style:name="P32" style:family="paragraph" style:parent-style-name="Table_20_Contents">
      <style:paragraph-properties fo:margin-left="0in" fo:margin-right="0in" fo:text-align="start" style:justify-single-word="false" fo:text-indent="0in" style:auto-text-indent="false"/>
      <style:text-properties fo:color="#3465a4" loext:opacity="100%" style:font-name="Liberation Sans" fo:font-size="9pt" officeooo:rsid="001cf9a9" officeooo:paragraph-rsid="003c973a" style:font-size-asian="9pt" style:font-size-complex="9pt"/>
    </style:style>
    <style:style style:name="P33" style:family="paragraph" style:parent-style-name="Table_20_Contents">
      <style:paragraph-properties fo:text-align="start" style:justify-single-word="false"/>
      <style:text-properties fo:color="#3465a4" loext:opacity="100%" style:font-name="Liberation Sans" fo:font-size="9pt" officeooo:rsid="001cf9a9" officeooo:paragraph-rsid="001cf9a9" style:font-size-asian="9pt" style:font-size-complex="9pt"/>
    </style:style>
    <style:style style:name="P34" style:family="paragraph" style:parent-style-name="Table_20_Contents">
      <style:paragraph-properties fo:margin-left="0in" fo:margin-right="0in" fo:text-align="start" style:justify-single-word="false" fo:text-indent="0in" style:auto-text-indent="false"/>
      <style:text-properties fo:color="#3465a4" loext:opacity="100%" style:font-name="Liberation Sans" fo:font-size="9pt" officeooo:rsid="003c973a" officeooo:paragraph-rsid="003c973a" style:font-size-asian="9pt" style:font-size-complex="9pt"/>
    </style:style>
    <style:style style:name="P35" style:family="paragraph" style:parent-style-name="Table_20_Contents">
      <style:paragraph-properties fo:margin-left="0in" fo:margin-right="0in" fo:text-align="start" style:justify-single-word="false" fo:text-indent="0in" style:auto-text-indent="false"/>
      <style:text-properties fo:color="#3465a4" loext:opacity="100%" style:font-name="Liberation Sans" fo:font-size="9pt" officeooo:rsid="004749d5" officeooo:paragraph-rsid="004749d5" style:font-size-asian="9pt" style:font-size-complex="9pt"/>
    </style:style>
    <style:style style:name="P36" style:family="paragraph" style:parent-style-name="Table_20_Contents">
      <style:paragraph-properties fo:text-align="start" style:justify-single-word="false"/>
      <style:text-properties fo:color="#3465a4" loext:opacity="100%" style:font-name="Liberation Sans" fo:font-size="10.5pt" fo:font-weight="bold" officeooo:rsid="004749d5" officeooo:paragraph-rsid="004749d5" style:font-size-asian="10.5pt" style:font-weight-asian="bold" style:font-size-complex="10.5pt" style:font-weight-complex="bold"/>
    </style:style>
    <style:style style:name="P37" style:family="paragraph" style:parent-style-name="Table_20_Contents">
      <style:paragraph-properties fo:text-align="start" style:justify-single-word="false"/>
      <style:text-properties fo:color="#3465a4" loext:opacity="100%" style:font-name="Liberation Sans" fo:font-size="10pt" fo:font-weight="bold" officeooo:paragraph-rsid="000d620c" style:font-size-asian="10pt" style:font-weight-asian="bold" style:font-size-complex="10pt" style:font-weight-complex="bold"/>
    </style:style>
    <style:style style:name="P38" style:family="paragraph" style:parent-style-name="Table_20_Contents">
      <style:paragraph-properties fo:text-align="start" style:justify-single-word="false"/>
      <style:text-properties fo:color="#3465a4" loext:opacity="100%" style:font-name="Liberation Sans" fo:font-size="10pt" fo:font-weight="bold" officeooo:paragraph-rsid="000f285e" style:font-size-asian="10pt" style:font-weight-asian="bold" style:font-size-complex="10pt" style:font-weight-complex="bold"/>
    </style:style>
    <style:style style:name="P39" style:family="paragraph" style:parent-style-name="Table_20_Contents">
      <style:paragraph-properties fo:text-align="start" style:justify-single-word="false"/>
      <style:text-properties fo:color="#3465a4" loext:opacity="100%" style:font-name="Liberation Sans" fo:font-size="10pt" fo:font-weight="bold" officeooo:paragraph-rsid="001110e7" style:font-size-asian="10pt" style:font-weight-asian="bold" style:font-size-complex="10pt" style:font-weight-complex="bold"/>
    </style:style>
    <style:style style:name="P40" style:family="paragraph" style:parent-style-name="Table_20_Contents">
      <style:paragraph-properties fo:text-align="start" style:justify-single-word="false"/>
      <style:text-properties fo:color="#111111" loext:opacity="100%" style:font-name="Liberation Sans" fo:font-size="9pt" fo:font-weight="normal" officeooo:rsid="004749d5" officeooo:paragraph-rsid="004749d5" style:font-size-asian="9pt" style:font-weight-asian="normal" style:font-size-complex="9pt" style:font-weight-complex="normal"/>
    </style:style>
    <style:style style:name="P41" style:family="paragraph" style:parent-style-name="Table_20_Contents">
      <style:paragraph-properties fo:text-align="start" style:justify-single-word="false"/>
      <style:text-properties fo:color="#333333" loext:opacity="100%" style:font-name="Liberation Sans" fo:font-size="7pt" fo:font-weight="normal" officeooo:paragraph-rsid="000d620c" style:font-size-asian="7pt" style:font-weight-asian="normal" style:font-size-complex="7pt" style:font-weight-complex="normal"/>
    </style:style>
    <style:style style:name="P42" style:family="paragraph" style:parent-style-name="Table_20_Contents">
      <style:paragraph-properties fo:text-align="start" style:justify-single-word="false"/>
      <style:text-properties fo:color="#333333" loext:opacity="100%" style:font-name="Liberation Sans" fo:font-size="7pt" officeooo:paragraph-rsid="001d0047" style:font-size-asian="7pt" style:font-size-complex="7pt"/>
    </style:style>
    <style:style style:name="P43" style:family="paragraph" style:parent-style-name="Table_20_Contents">
      <style:paragraph-properties fo:text-align="start" style:justify-single-word="false"/>
      <style:text-properties fo:color="#333333" loext:opacity="100%" style:font-name="Liberation Sans" fo:font-size="7pt" officeooo:paragraph-rsid="000f285e" style:font-size-asian="7pt" style:font-size-complex="7pt"/>
    </style:style>
    <style:style style:name="P44" style:family="paragraph" style:parent-style-name="Table_20_Contents">
      <style:paragraph-properties fo:text-align="start" style:justify-single-word="false"/>
      <style:text-properties fo:color="#333333" loext:opacity="100%" style:font-name="Liberation Sans" fo:font-size="7pt" officeooo:paragraph-rsid="002b284e" style:font-size-asian="7pt" style:font-size-complex="7pt"/>
    </style:style>
    <style:style style:name="P45" style:family="paragraph" style:parent-style-name="Table_20_Contents">
      <style:paragraph-properties fo:text-align="start" style:justify-single-word="false"/>
      <style:text-properties fo:color="#333333" loext:opacity="100%" style:font-name="Liberation Sans" fo:font-size="7pt" officeooo:paragraph-rsid="001110e7" style:font-size-asian="7pt" style:font-size-complex="7pt"/>
    </style:style>
    <style:style style:name="P46" style:family="paragraph" style:parent-style-name="Table_20_Contents">
      <style:paragraph-properties fo:text-align="start" style:justify-single-word="false"/>
      <style:text-properties fo:color="#1c1c1c" loext:opacity="100%" style:font-name="Liberation Sans" fo:font-size="8pt" officeooo:rsid="001110e7" officeooo:paragraph-rsid="002b284e" style:font-size-asian="8pt" style:font-size-complex="8pt"/>
    </style:style>
    <style:style style:name="P47" style:family="paragraph" style:parent-style-name="Table_20_Contents">
      <style:paragraph-properties fo:text-align="start" style:justify-single-word="false"/>
      <style:text-properties fo:color="#1c1c1c" loext:opacity="100%" style:font-name="Liberation Sans" fo:font-size="8pt" officeooo:rsid="001110e7" officeooo:paragraph-rsid="001110e7" style:font-size-asian="8pt" style:font-size-complex="8pt"/>
    </style:style>
    <style:style style:name="P48" style:family="paragraph" style:parent-style-name="Table_20_Contents">
      <style:paragraph-properties fo:text-align="start" style:justify-single-word="false"/>
      <style:text-properties fo:color="#1c1c1c" loext:opacity="100%" style:font-name="Liberation Sans" fo:font-size="8pt" officeooo:rsid="001110e7" officeooo:paragraph-rsid="002e7e08" style:font-size-asian="8pt" style:font-size-complex="8pt"/>
    </style:style>
    <style:style style:name="P49" style:family="paragraph" style:parent-style-name="Table_20_Contents">
      <style:paragraph-properties fo:text-align="start" style:justify-single-word="false"/>
      <style:text-properties fo:font-size="8pt" officeooo:paragraph-rsid="001110e7" style:font-size-asian="8pt" style:font-size-complex="8pt"/>
    </style:style>
    <style:style style:name="P50" style:family="paragraph" style:parent-style-name="Standard">
      <style:paragraph-properties fo:margin-left="0in" fo:margin-right="0in" fo:text-align="start" style:justify-single-word="false" fo:text-indent="0in" style:auto-text-indent="false"/>
      <style:text-properties style:font-name="Liberation Sans" fo:font-size="8pt" officeooo:paragraph-rsid="005f2894" style:font-size-asian="8pt" style:font-size-complex="8pt"/>
    </style:style>
    <style:style style:name="P51" style:family="paragraph" style:parent-style-name="Table_20_Contents" style:list-style-name="L1">
      <style:paragraph-properties fo:text-align="start" style:justify-single-word="false"/>
      <style:text-properties style:font-name="Liberation Sans" fo:font-size="8pt" officeooo:paragraph-rsid="0056c682" style:font-size-asian="8pt" style:font-size-complex="8pt"/>
    </style:style>
    <style:style style:name="P52" style:family="paragraph" style:parent-style-name="Table_20_Contents" style:list-style-name="L2">
      <style:paragraph-properties fo:text-align="start" style:justify-single-word="false"/>
      <style:text-properties style:font-name="Liberation Sans" fo:font-size="8pt" officeooo:paragraph-rsid="001fb20e" style:font-size-asian="8pt" style:font-size-complex="8pt"/>
    </style:style>
    <style:style style:name="P53" style:family="paragraph" style:parent-style-name="Table_20_Contents" style:list-style-name="L4">
      <style:paragraph-properties fo:text-align="start" style:justify-single-word="false"/>
      <style:text-properties style:font-name="Liberation Sans" fo:font-size="8pt" officeooo:paragraph-rsid="00397e1e" style:font-size-asian="8pt" style:font-size-complex="8pt"/>
    </style:style>
    <style:style style:name="P54" style:family="paragraph" style:parent-style-name="Table_20_Contents" style:list-style-name="L1">
      <style:paragraph-properties fo:text-align="start" style:justify-single-word="false"/>
      <style:text-properties style:font-name="Liberation Sans" fo:font-size="8pt" officeooo:rsid="001e3706" officeooo:paragraph-rsid="001e3706" style:font-size-asian="8pt" style:font-size-complex="8pt"/>
    </style:style>
    <style:style style:name="P55" style:family="paragraph" style:parent-style-name="Table_20_Contents" style:list-style-name="L2">
      <style:paragraph-properties fo:text-align="start" style:justify-single-word="false"/>
      <style:text-properties style:font-name="Liberation Sans" fo:font-size="8pt" officeooo:rsid="001f052d" officeooo:paragraph-rsid="001f052d" style:font-size-asian="8pt" style:font-size-complex="8pt"/>
    </style:style>
    <style:style style:name="P56" style:family="paragraph" style:parent-style-name="Table_20_Contents" style:list-style-name="L2">
      <style:paragraph-properties fo:text-align="start" style:justify-single-word="false"/>
      <style:text-properties style:font-name="Liberation Sans" fo:font-size="8pt" officeooo:rsid="001fb20e" officeooo:paragraph-rsid="001fb20e" style:font-size-asian="8pt" style:font-size-complex="8pt"/>
    </style:style>
    <style:style style:name="P57" style:family="paragraph" style:parent-style-name="Table_20_Contents" style:list-style-name="L3">
      <style:paragraph-properties fo:text-align="start" style:justify-single-word="false"/>
      <style:text-properties style:font-name="Liberation Sans" fo:font-size="8pt" officeooo:rsid="0021be3c" officeooo:paragraph-rsid="0021be3c" style:font-size-asian="8pt" style:font-size-complex="8pt"/>
    </style:style>
    <style:style style:name="P58" style:family="paragraph" style:parent-style-name="Table_20_Contents" style:list-style-name="L3">
      <style:paragraph-properties fo:text-align="start" style:justify-single-word="false"/>
      <style:text-properties style:font-name="Liberation Sans" fo:font-size="8pt" officeooo:rsid="0023a81b" officeooo:paragraph-rsid="0023a81b" style:font-size-asian="8pt" style:font-size-complex="8pt"/>
    </style:style>
    <style:style style:name="P59" style:family="paragraph" style:parent-style-name="Table_20_Contents" style:list-style-name="L4">
      <style:paragraph-properties fo:text-align="start" style:justify-single-word="false"/>
      <style:text-properties style:font-name="Liberation Sans" fo:font-size="8pt" officeooo:rsid="002e5b85" officeooo:paragraph-rsid="002e5b85" style:font-size-asian="8pt" style:font-size-complex="8pt"/>
    </style:style>
    <style:style style:name="P60" style:family="paragraph" style:parent-style-name="Table_20_Contents" style:list-style-name="L5">
      <style:paragraph-properties fo:text-align="start" style:justify-single-word="false"/>
      <style:text-properties style:font-name="Liberation Sans" fo:font-size="8pt" officeooo:rsid="00397e1e" officeooo:paragraph-rsid="00397e1e" style:font-size-asian="8pt" style:font-size-complex="8pt"/>
    </style:style>
    <style:style style:name="P61" style:family="paragraph" style:parent-style-name="Table_20_Contents" style:list-style-name="L5">
      <style:paragraph-properties fo:text-align="start" style:justify-single-word="false"/>
      <style:text-properties style:font-name="Liberation Sans" fo:font-size="8pt" officeooo:rsid="003ac392" officeooo:paragraph-rsid="003ac392" style:font-size-asian="8pt" style:font-size-complex="8pt"/>
    </style:style>
    <style:style style:name="P62" style:family="paragraph" style:parent-style-name="Table_20_Contents" style:list-style-name="L6">
      <style:paragraph-properties fo:line-height="150%" fo:text-align="start" style:justify-single-word="false"/>
      <style:text-properties style:font-name="Liberation Sans" fo:font-size="8pt" officeooo:paragraph-rsid="00491227" style:font-size-asian="8pt" style:font-size-complex="8pt"/>
    </style:style>
    <style:style style:name="P63" style:family="paragraph" style:parent-style-name="Table_20_Contents" style:list-style-name="L6">
      <style:paragraph-properties fo:line-height="150%" fo:text-align="start" style:justify-single-word="false"/>
      <style:text-properties style:font-name="Liberation Sans" fo:font-size="8pt" officeooo:paragraph-rsid="004cc3be" style:font-size-asian="8pt" style:font-size-complex="8pt"/>
    </style:style>
    <style:style style:name="P64" style:family="paragraph" style:parent-style-name="Table_20_Contents" style:list-style-name="L6">
      <style:paragraph-properties fo:line-height="150%" fo:text-align="start" style:justify-single-word="false"/>
      <style:text-properties style:font-name="Liberation Sans" fo:font-size="8pt" officeooo:rsid="004cc3be" officeooo:paragraph-rsid="004cc3be" style:font-size-asian="8pt" style:font-size-complex="8pt"/>
    </style:style>
    <style:style style:name="P65" style:family="paragraph" style:parent-style-name="Table_20_Contents">
      <style:paragraph-properties fo:text-align="start" style:justify-single-word="false"/>
      <style:text-properties fo:color="#3465a4" loext:opacity="100%" style:font-name="Liberation Sans" fo:font-size="10pt" fo:font-weight="bold" officeooo:paragraph-rsid="000f285e" style:font-size-asian="10pt" style:font-weight-asian="bold" style:font-size-complex="10pt" style:font-weight-complex="bold"/>
    </style:style>
    <style:style style:name="P66" style:family="paragraph" style:parent-style-name="Table_20_Contents">
      <style:paragraph-properties fo:text-align="start" style:justify-single-word="false"/>
      <style:text-properties fo:color="#3465a4" loext:opacity="100%" style:font-name="Liberation Sans" fo:font-size="10pt" fo:font-weight="bold" officeooo:paragraph-rsid="001110e7" style:font-size-asian="10pt" style:font-weight-asian="bold" style:font-size-complex="10pt" style:font-weight-complex="bold"/>
    </style:style>
    <style:style style:name="T1" style:family="text">
      <style:text-properties officeooo:rsid="000cbe10"/>
    </style:style>
    <style:style style:name="T2" style:family="text">
      <style:text-properties officeooo:rsid="000d620c"/>
    </style:style>
    <style:style style:name="T3" style:family="text">
      <style:text-properties officeooo:rsid="001110e7"/>
    </style:style>
    <style:style style:name="T4" style:family="text">
      <style:text-properties officeooo:rsid="0013b77c"/>
    </style:style>
    <style:style style:name="T5" style:family="text">
      <style:text-properties officeooo:rsid="00156bdf"/>
    </style:style>
    <style:style style:name="T6" style:family="text">
      <style:text-properties officeooo:rsid="00188a3f"/>
    </style:style>
    <style:style style:name="T7" style:family="text">
      <style:text-properties officeooo:rsid="001b5034"/>
    </style:style>
    <style:style style:name="T8" style:family="text">
      <style:text-properties officeooo:rsid="001d0047"/>
    </style:style>
    <style:style style:name="T9" style:family="text">
      <style:text-properties fo:color="#3465a4" loext:opacity="100%"/>
    </style:style>
    <style:style style:name="T10" style:family="text">
      <style:text-properties officeooo:rsid="001e3706"/>
    </style:style>
    <style:style style:name="T11" style:family="text">
      <style:text-properties officeooo:rsid="001f052d"/>
    </style:style>
    <style:style style:name="T12" style:family="text">
      <style:text-properties officeooo:rsid="001fb20e"/>
    </style:style>
    <style:style style:name="T13" style:family="text">
      <style:text-properties officeooo:rsid="0021be3c"/>
    </style:style>
    <style:style style:name="T14" style:family="text">
      <style:text-properties officeooo:rsid="0023a81b"/>
    </style:style>
    <style:style style:name="T15" style:family="text">
      <style:text-properties officeooo:rsid="002721c1"/>
    </style:style>
    <style:style style:name="T16" style:family="text">
      <style:text-properties officeooo:rsid="002839fc"/>
    </style:style>
    <style:style style:name="T17" style:family="text">
      <style:text-properties officeooo:rsid="00286f2b"/>
    </style:style>
    <style:style style:name="T18" style:family="text">
      <style:text-properties fo:color="#1c1c1c" loext:opacity="100%"/>
    </style:style>
    <style:style style:name="T19" style:family="text">
      <style:text-properties fo:color="#1c1c1c" loext:opacity="100%" officeooo:rsid="002e5b85"/>
    </style:style>
    <style:style style:name="T20" style:family="text">
      <style:text-properties fo:color="#1c1c1c" loext:opacity="100%" officeooo:rsid="003864bc"/>
    </style:style>
    <style:style style:name="T21" style:family="text">
      <style:text-properties fo:color="#1c1c1c" loext:opacity="100%" officeooo:rsid="001110e7"/>
    </style:style>
    <style:style style:name="T22" style:family="text">
      <style:text-properties fo:color="#1c1c1c" loext:opacity="100%" officeooo:rsid="002bc96a"/>
    </style:style>
    <style:style style:name="T23" style:family="text">
      <style:text-properties officeooo:rsid="002993df"/>
    </style:style>
    <style:style style:name="T24" style:family="text">
      <style:text-properties officeooo:rsid="002b284e"/>
    </style:style>
    <style:style style:name="T25" style:family="text">
      <style:text-properties officeooo:rsid="002e5b85"/>
    </style:style>
    <style:style style:name="T26" style:family="text">
      <style:text-properties officeooo:rsid="002e7e08"/>
    </style:style>
    <style:style style:name="T27" style:family="text">
      <style:text-properties officeooo:rsid="00317897"/>
    </style:style>
    <style:style style:name="T28" style:family="text">
      <style:text-properties officeooo:rsid="0036650c"/>
    </style:style>
    <style:style style:name="T29" style:family="text">
      <style:text-properties style:font-name="Liberation Sans"/>
    </style:style>
    <style:style style:name="T30" style:family="text">
      <style:text-properties style:font-name="Liberation Sans" officeooo:rsid="003ac392"/>
    </style:style>
    <style:style style:name="T31" style:family="text">
      <style:text-properties style:font-name="Liberation Sans" officeooo:rsid="000cbe10"/>
    </style:style>
    <style:style style:name="T32" style:family="text">
      <style:text-properties style:font-name="Liberation Sans" officeooo:rsid="0036650c"/>
    </style:style>
    <style:style style:name="T33" style:family="text">
      <style:text-properties style:font-name="Liberation Sans" officeooo:rsid="003864bc"/>
    </style:style>
    <style:style style:name="T34" style:family="text">
      <style:text-properties style:font-name="Liberation Sans" officeooo:rsid="00397e1e"/>
    </style:style>
    <style:style style:name="T35" style:family="text">
      <style:text-properties style:font-name="Liberation Sans" officeooo:rsid="003ac72f"/>
    </style:style>
    <style:style style:name="T36" style:family="text">
      <style:text-properties style:font-name="Liberation Sans" officeooo:rsid="001110e7"/>
    </style:style>
    <style:style style:name="T37" style:family="text">
      <style:text-properties officeooo:rsid="003864bc"/>
    </style:style>
    <style:style style:name="T38" style:family="text">
      <style:text-properties officeooo:rsid="00397e1e"/>
    </style:style>
    <style:style style:name="T39" style:family="text">
      <style:text-properties officeooo:rsid="003ac392"/>
    </style:style>
    <style:style style:name="T40" style:family="text">
      <style:text-properties officeooo:rsid="0019e05b"/>
    </style:style>
    <style:style style:name="T41" style:family="text">
      <style:text-properties officeooo:rsid="003c973a"/>
    </style:style>
    <style:style style:name="T42" style:family="text">
      <style:text-properties officeooo:rsid="003cfa97"/>
    </style:style>
    <style:style style:name="T43" style:family="text">
      <style:text-properties officeooo:rsid="004749d5"/>
    </style:style>
    <style:style style:name="T44" style:family="text">
      <style:text-properties officeooo:rsid="004cc3be"/>
    </style:style>
    <style:style style:name="T45" style:family="text">
      <style:text-properties officeooo:rsid="00513372"/>
    </style:style>
    <style:style style:name="T46" style:family="text">
      <style:text-properties officeooo:rsid="005331d7"/>
    </style:style>
    <style:style style:name="T47" style:family="text">
      <style:text-properties officeooo:rsid="00542e5c"/>
    </style:style>
    <style:style style:name="T48" style:family="text">
      <style:text-properties officeooo:rsid="00551f35"/>
    </style:style>
    <style:style style:name="T49" style:family="text">
      <style:text-properties officeooo:rsid="0056c682"/>
    </style:style>
    <style:style style:name="T50" style:family="text">
      <style:text-properties fo:font-size="8pt" style:font-size-asian="8pt" style:font-size-complex="8pt"/>
    </style:style>
    <style:style style:name="T51" style:family="text">
      <style:text-properties officeooo:rsid="0058cbcb"/>
    </style:style>
    <style:style style:name="T52" style:family="text">
      <style:text-properties officeooo:rsid="005a4fcd"/>
    </style:style>
    <style:style style:name="T53" style:family="text">
      <style:text-properties officeooo:rsid="005ecb26"/>
    </style:style>
    <style:style style:name="T54" style:family="text">
      <style:text-properties officeooo:rsid="005f2894"/>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6354in" fo:text-indent="-0.25in" fo:margin-left="0.6354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8854in" fo:text-indent="-0.25in" fo:margin-left="0.8854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354in" fo:text-indent="-0.25in" fo:margin-left="1.1354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3854in" fo:text-indent="-0.25in" fo:margin-left="1.3854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6354in" fo:text-indent="-0.25in" fo:margin-left="1.6354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8854in" fo:text-indent="-0.25in" fo:margin-left="1.8854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1354in" fo:text-indent="-0.25in" fo:margin-left="2.1354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3854in" fo:text-indent="-0.25in" fo:margin-left="2.3854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6354in" fo:text-indent="-0.25in" fo:margin-left="2.6354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8854in" fo:text-indent="-0.25in" fo:margin-left="2.8854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le1" table:style-name="Table1">
        <table:table-column table:style-name="Table1.A"/>
        <table:table-column table:style-name="Table1.B"/>
        <table:table-row>
          <table:table-cell table:style-name="Table1.A1" office:value-type="string">
            <text:p text:style-name="P12">Abu Jobaer</text:p>
            <text:p text:style-name="P27">Software Developer <text:span text:style-name="T24">and</text:span> Tech Enthusiast</text:p>
          </table:table-cell>
          <table:table-cell table:style-name="Table1.A1" office:value-type="string">
            <text:p text:style-name="P28"><text:span text:style-name="T30">Rajshahi</text:span><text:span text:style-name="T31">, Bangladesh</text:span></text:p>
            <text:p text:style-name="P1"><text:span text:style-name="T48">+88</text:span>01718839535</text:p>
            <text:p text:style-name="P1">itsunclexo@gmail.com</text:p>
            <text:p text:style-name="P1">https://medium.com/@unclexo</text:p>
          </table:table-cell>
        </table:table-row>
      </table:table>
      <text:p text:style-name="P4"/>
      <table:table table:name="Table3" table:style-name="Table3">
        <table:table-column table:style-name="Table3.A"/>
        <table:table-column table:style-name="Table3.B"/>
        <table:table-row>
          <table:table-cell table:style-name="Table3.A1" office:value-type="string">
            <text:p text:style-name="P33">PERSONAL STATEMENT</text:p>
          </table:table-cell>
          <table:table-cell table:style-name="Table3.A1" office:value-type="string">
            <text:p text:style-name="P50"><text:span text:style-name="T1">I am a </text:span><text:span text:style-name="T7">polyglot </text:span><text:span text:style-name="T1">software </text:span><text:span text:style-name="T6">developer</text:span><text:span text:style-name="T1"> </text:span><text:span text:style-name="T45">and architect</text:span><text:span text:style-name="T1">. I am </text:span><text:span text:style-name="T54">very</text:span><text:span text:style-name="T46"> </text:span><text:span text:style-name="T6">proficient</text:span><text:span text:style-name="T1"> in building </text:span><text:span text:style-name="T46">scalable, high-traffic and</text:span><text:span text:style-name="T1"> </text:span><text:span text:style-name="T23">database-driven</text:span><text:span text:style-name="T1"> </text:span><text:span text:style-name="T6">web</text:span><text:span text:style-name="T1"> applications. </text:span><text:span text:style-name="T45">I professionally have been developing web applications for more than </text:span><text:span text:style-name="T54">8</text:span><text:span text:style-name="T45"> years.</text:span><text:span text:style-name="T1"> I have extensive experience in developing SaaS products in various industries including Web, </text:span><text:span text:style-name="T6">Real Estate,</text:span><text:span text:style-name="T1"> </text:span><text:span text:style-name="T6">Booking, Online Marketing </text:span><text:span text:style-name="T45">etc</text:span><text:span text:style-name="T1">. </text:span></text:p>
            <text:p text:style-name="P18"/>
            <text:p text:style-name="P13"><text:span text:style-name="T1">I am</text:span><text:span text:style-name="T46"> </text:span><text:span text:style-name="T6">proficient</text:span><text:span text:style-name="T1"> in building </text:span><text:span text:style-name="T46">scalable, high-traffic and</text:span><text:span text:style-name="T1"> </text:span><text:span text:style-name="T23">database-driven</text:span><text:span text:style-name="T1"> </text:span><text:span text:style-name="T6">web</text:span><text:span text:style-name="T1"> applications using </text:span><text:span text:style-name="T6">best </text:span><text:span text:style-name="T1">coding practices that ensure high quality and high maintainability. I </text:span><text:span text:style-name="T6">strongly</text:span><text:span text:style-name="T1"> advocate </text:span><text:span text:style-name="T40">Test Driven Development , </text:span><text:span text:style-name="T1">Clean Code, </text:span><text:span text:style-name="T40">SOLID Principles </text:span><text:span text:style-name="T47">and </text:span><text:span text:style-name="T40">Software Design Patterns and Principles</text:span><text:span text:style-name="T1">.</text:span></text:p>
          </table:table-cell>
        </table:table-row>
      </table:table>
      <text:p text:style-name="P2"/>
      <text:p text:style-name="P3"><text:span text:style-name="T9">WORK EXPERIENCE</text:span> </text:p>
      <text:p text:style-name="P3"/>
      <table:table table:name="Table2" table:style-name="Table2">
        <table:table-column table:style-name="Table2.A"/>
        <table:table-column table:style-name="Table2.B"/>
        <table:table-row>
          <table:table-cell table:style-name="Table2.A1" office:value-type="string">
            <text:p text:style-name="P29"><text:span text:style-name="T50">Jan 2021 – Current</text:span> <text:s text:c="2"/></text:p>
          </table:table-cell>
          <table:table-cell table:style-name="Table2.A1" office:value-type="string">
            <text:p text:style-name="P37">Lead Software Engineer</text:p>
            <text:p text:style-name="P41"><text:span text:style-name="T8">Xerone IT (</text:span><text:span text:style-name="T2">xeroneit.net</text:span><text:span text:style-name="T8">),</text:span><text:span text:style-name="T2"> Rajshahi, Bangladesh</text:span></text:p>
            <text:p text:style-name="P6"/>
            <text:p text:style-name="P14">Lead and mentor <text:span text:style-name="T4">a small </text:span>team of <text:span text:style-name="T4">software engineers</text:span>, improv<text:span text:style-name="T48">e</text:span> and standardiz<text:span text:style-name="T48">e</text:span> development processes, mak<text:span text:style-name="T48">e</text:span> architectural decisions, <text:span text:style-name="T52">teach how to write maintainable code, </text:span><text:span text:style-name="T4">get </text:span><text:span text:style-name="T48">my </text:span>hands <text:span text:style-name="T4">dirty</text:span> with code to <text:span text:style-name="T48">speed up the development of</text:span> project<text:span text:style-name="T48">s</text:span> <text:span text:style-name="T4">as well</text:span>. <text:span text:style-name="T4">And play</text:span> an active role in hiring to help recruit top talent.</text:p>
            <text:p text:style-name="P6"/>
            <text:p text:style-name="P14">Technologies: PHP, <text:span text:style-name="T4">JavaScript,</text:span> <text:span text:style-name="T38">Java, </text:span>MySQL, <text:span text:style-name="T48">MariaDB,</text:span> Redis, Git, <text:span text:style-name="T42">Trello,</text:span> <text:span text:style-name="T5">Digital Ocean, AWS (S3, </text:span><text:span text:style-name="T45">EC2</text:span><text:span text:style-name="T5">),</text:span> Linux <text:span text:style-name="T25">System</text:span></text:p>
            <text:p text:style-name="P6"/>
            <text:p text:style-name="P19">P<text:span text:style-name="T49">rojects led &amp; contributed:</text:span></text:p>
            <text:p text:style-name="P19"/>
            <text:list xml:id="list2418033849" text:style-name="L1">
              <text:list-item>
                <text:p text:style-name="P51"><text:span text:style-name="T10">Visual Drag &amp; Drop Flow Builder – </text:span><text:span text:style-name="T11">A</text:span><text:span text:style-name="T10"> visual drag &amp; drop </text:span><text:span text:style-name="T49">c</text:span><text:span text:style-name="T10">hat </text:span><text:span text:style-name="T49">bot</text:span><text:span text:style-name="T10"> builder.</text:span></text:p>
              </text:list-item>
              <text:list-item>
                <text:p text:style-name="P51"><text:span text:style-name="T10">B</text:span><text:span text:style-name="T11">otSailor – A complete SaaS web application for managing Telegram </text:span><text:span text:style-name="T49">and WhatsApp</text:span><text:span text:style-name="T11">.</text:span></text:p>
              </text:list-item>
              <text:list-item>
                <text:p text:style-name="P54">BizzFair – A SaaS web application for managing Google My Business.</text:p>
              </text:list-item>
            </text:list>
            <text:p text:style-name="P7"/>
          </table:table-cell>
        </table:table-row>
        <table:table-row>
          <table:table-cell table:style-name="Table2.A1" office:value-type="string">
            <text:p text:style-name="P30">Apr 2019 – Dec 2020 <text:s text:c="2"/></text:p>
          </table:table-cell>
          <table:table-cell table:style-name="Table2.A1" office:value-type="string">
            <text:p text:style-name="P38">Senior Software Engineer</text:p>
            <text:p text:style-name="P42"><text:span text:style-name="T8">Xerone IT (</text:span><text:span text:style-name="T2">xeroneit.net</text:span><text:span text:style-name="T8">),</text:span><text:span text:style-name="T2"> Rajshahi, Bangladesh</text:span></text:p>
            <text:p text:style-name="P15"/>
            <text:p text:style-name="P15">Work on an engineering team to develop new and improve existing features, contribute to the architectural decisions and implementation of the projects, submit and conduct code reviews, perform unit and integration testing <text:span text:style-name="T13">for building robust software</text:span>.</text:p>
            <text:p text:style-name="P15"/>
            <text:p text:style-name="P16">Technologies: PHP, <text:span text:style-name="T4">JavaScript,</text:span> <text:span text:style-name="T38">Java, </text:span>MySQL, Redis, Git, <text:span text:style-name="T42">Trello,</text:span> Linux <text:span text:style-name="T25">System</text:span></text:p>
            <text:p text:style-name="P16"/>
            <text:p text:style-name="P20">Projects</text:p>
            <text:list xml:id="list4204377307" text:style-name="L2">
              <text:list-item>
                <text:p text:style-name="P55">Form Builder – A powerful dynamic form builder <text:span text:style-name="T12">with drag &amp; drop feature</text:span>.</text:p>
              </text:list-item>
              <text:list-item>
                <text:p text:style-name="P56">Bulk Post Planner – A post planner that allows to post bulk posts at a time via a CSV file.</text:p>
              </text:list-item>
              <text:list-item>
                <text:p text:style-name="P56">Auto RSS Feed Poster – It can read multiple RSS feeds and post them on social media.</text:p>
              </text:list-item>
              <text:list-item>
                <text:p text:style-name="P52"><text:span text:style-name="T12">Abandoned Cart Manager – </text:span><text:span text:style-name="T23">An</text:span><text:span text:style-name="T12"> abandoned cart manager </text:span><text:span text:style-name="T23">for woocommerce</text:span><text:span text:style-name="T12">. </text:span><text:span text:style-name="T23">It sends SMS and Email notifications for the abandoned cart based on configuration.</text:span></text:p>
              </text:list-item>
            </text:list>
            <text:p text:style-name="P15"/>
          </table:table-cell>
        </table:table-row>
        <table:table-row>
          <table:table-cell table:style-name="Table2.A1" office:value-type="string">
            <text:p text:style-name="P8"><text:span text:style-name="T9">Jul 2017 – Feb 2019 <text:s/></text:span><text:s/></text:p>
          </table:table-cell>
          <table:table-cell table:style-name="Table2.A1" office:value-type="string">
            <text:p text:style-name="P38">Co‐founder and Lead Developer</text:p>
            <text:p text:style-name="P43">Visvabangla IT, <text:span text:style-name="T2">Rajshahi, Bangladesh</text:span></text:p>
            <text:p text:style-name="P15"/>
            <text:p text:style-name="P15">Founded software <text:span text:style-name="T13">development</text:span> <text:span text:style-name="T27">firm</text:span>, offering services to local and international enterprises, non-profit organizations, and individuals.</text:p>
            <text:p text:style-name="P15"/>
            <text:p text:style-name="P21">Technologies: PHP, <text:span text:style-name="T4">JavaScript,</text:span> <text:span text:style-name="T28">Node.js, </text:span>MySQL, <text:span text:style-name="T23">MongoDB,</text:span> Redis, Git<text:span text:style-name="T23">,</text:span> <text:span text:style-name="T5">Digital Ocean,</text:span> Linux</text:p>
            <text:p text:style-name="P15"/>
            <text:p text:style-name="P21">Projects</text:p>
            <text:list xml:id="list704299621" text:style-name="L3">
              <text:list-item>
                <text:p text:style-name="P57">Bookbizzo – A huge booking <text:span text:style-name="T14">B2C modeled</text:span> web application where any service can be booked <text:span text:style-name="T14">by customers.</text:span></text:p>
              </text:list-item>
              <text:list-item>
                <text:p text:style-name="P58">Gamesaloon – <text:span text:style-name="T15">A betting web application where user</text:span><text:span text:style-name="T16">s</text:span><text:span text:style-name="T15"> can </text:span><text:span text:style-name="T16">make money </text:span><text:span text:style-name="T17">playing games on playstation, xbox etc.</text:span><text:span text:style-name="T16"> betting </text:span><text:span text:style-name="T17">on this application.</text:span></text:p>
              </text:list-item>
            </text:list>
            <text:p text:style-name="P15"/>
          </table:table-cell>
        </table:table-row>
        <table:table-row>
          <table:table-cell table:style-name="Table2.A1" office:value-type="string">
            <text:p text:style-name="P8"><text:span text:style-name="T9">May 2016 – Apr 2017</text:span> <text:s text:c="2"/></text:p>
          </table:table-cell>
          <table:table-cell table:style-name="Table2.A1" office:value-type="string">
            <text:p text:style-name="P39">Full Stack Developer</text:p>
            <text:p text:style-name="P44"><text:span text:style-name="T24">Costa Blanca Marketing (</text:span><text:span text:style-name="T3">costablancamarketing.</text:span><text:span text:style-name="T27">es</text:span><text:span text:style-name="T24">)</text:span><text:span text:style-name="T3">, Alicante, Spain (Remote)</text:span></text:p>
            <text:p text:style-name="P46"/>
            <text:p text:style-name="P17"><text:span text:style-name="T21">Work on </text:span><text:span text:style-name="T22">software development</text:span><text:span text:style-name="T21"> team to </text:span><text:span text:style-name="T22">manage existing codebase as well as</text:span><text:span text:style-name="T21"> develop new feature. </text:span><text:span text:style-name="T22">H</text:span><text:span text:style-name="T21">elp with deployments and support the legacy codebase.</text:span></text:p>
            <text:p text:style-name="P47"/>
            <text:p text:style-name="P22"><text:span text:style-name="T18">Technologies: PHP, </text:span><text:span text:style-name="T19">JavaScript,</text:span><text:span text:style-name="T18"> </text:span><text:span text:style-name="T19">HTML, CSS, </text:span><text:span text:style-name="T20">WordPress,</text:span><text:span text:style-name="T19"> jQuery, </text:span><text:span text:style-name="T18">MySQL, Git, </text:span><text:span text:style-name="T19">WHM</text:span><text:span text:style-name="T18">, Linux </text:span><text:span text:style-name="T19">S</text:span><text:span text:style-name="T18">ystem</text:span></text:p>
            <text:p text:style-name="P48"/>
            <text:p text:style-name="P25"><text:soft-page-break/><text:span text:style-name="T21">P</text:span><text:span text:style-name="T18">rojects</text:span></text:p>
            <text:list xml:id="list449959379" text:style-name="L4">
              <text:list-item>
                <text:p text:style-name="P59">Crystal Windows – <text:span text:style-name="T26">A website for listing w</text:span>indows, doors, conservatories and glass curtains<text:span text:style-name="T26"> products.</text:span></text:p>
              </text:list-item>
              <text:list-item>
                <text:p text:style-name="P53"><text:span text:style-name="T26">Rioja Properties – A </text:span><text:span text:style-name="T39">wordpress based </text:span><text:span text:style-name="T3">property listing web application.</text:span></text:p>
              </text:list-item>
            </text:list>
            <text:p text:style-name="P17"/>
          </table:table-cell>
        </table:table-row>
        <table:table-row>
          <table:table-cell table:style-name="Table2.A1" office:value-type="string">
            <text:p text:style-name="P30">Jun 2015 – Apr 2016 <text:s/></text:p>
          </table:table-cell>
          <table:table-cell table:style-name="Table2.A1" office:value-type="string">
            <text:p text:style-name="P39">Web Developer</text:p>
            <text:p text:style-name="P45"><text:span text:style-name="T27">Bay Media,</text:span> <text:span text:style-name="T3">London, UK (Remote)</text:span></text:p>
            <text:p text:style-name="P17"/>
            <text:p text:style-name="P49"><text:span text:style-name="T32">Work as an independent web developer to </text:span><text:span text:style-name="T33">manage,</text:span><text:span text:style-name="T32"> </text:span><text:span text:style-name="T34">deploy, </text:span><text:span text:style-name="T32">develop</text:span><text:span text:style-name="T29"> and improv</text:span><text:span text:style-name="T32">e</text:span><text:span text:style-name="T29"> CMS </text:span><text:span text:style-name="T32">based hotel booking </text:span><text:span text:style-name="T33">high-traffic</text:span><text:span text:style-name="T29"> </text:span><text:span text:style-name="T32">websites</text:span><text:span text:style-name="T29">.</text:span></text:p>
            <text:p text:style-name="P17"/>
            <text:p text:style-name="P17">Technologies: PHP, <text:span text:style-name="T37">JavaScript</text:span>, HTML, CSS, <text:span text:style-name="T38">WordPress, jQuery, MySQL, cPanel</text:span></text:p>
            <text:p text:style-name="P23"/>
            <text:p text:style-name="P26">Projects</text:p>
            <text:list xml:id="list2218484218" text:style-name="L5">
              <text:list-item>
                <text:p text:style-name="P60">Orba Villa Rentals – A <text:span text:style-name="T39">custom wordpress based booking </text:span>web application for <text:span text:style-name="T39">booking </text:span>villa<text:span text:style-name="T39">s</text:span> and hotel<text:span text:style-name="T39">s.</text:span></text:p>
              </text:list-item>
              <text:list-item>
                <text:p text:style-name="P61">Jago Sharpe Building Services – <text:span text:style-name="T41">Wordpress based website providing building services.</text:span></text:p>
              </text:list-item>
            </text:list>
            <text:p text:style-name="P17"/>
          </table:table-cell>
        </table:table-row>
        <table:table-row>
          <table:table-cell table:style-name="Table2.A1" office:value-type="string">
            <text:p text:style-name="P30">Dec 2012 – May 2015 <text:s/></text:p>
          </table:table-cell>
          <table:table-cell table:style-name="Table2.A1" office:value-type="string">
            <text:p text:style-name="P39">Freelanc<text:span text:style-name="T51">er</text:span></text:p>
            <text:p text:style-name="P45">freelancer.com</text:p>
            <text:p text:style-name="P17"/>
            <text:p text:style-name="P49"><text:span text:style-name="T35">Work as a freelance web developer. </text:span><text:span text:style-name="T36">Customize lots of Wordpress themes and plugins. Buil</text:span><text:span text:style-name="T35">d</text:span><text:span text:style-name="T36"> custom responsive websites. D</text:span><text:span text:style-name="T35">o</text:span><text:span text:style-name="T36"> SEO for websites list</text:span><text:span text:style-name="T35">ing</text:span><text:span text:style-name="T36"> on first page of Google. Create a map </text:span><text:span text:style-name="T35">API for showing</text:span><text:span text:style-name="T36"> user information </text:span><text:span text:style-name="T35">based on </text:span><text:span text:style-name="T36"><text:s/>locations. </text:span><text:span text:style-name="T35">And more</text:span></text:p>
            <text:p text:style-name="P23"/>
            <text:p text:style-name="P24">Technologies: PHP, <text:span text:style-name="T37">JavaScript</text:span>, HTML, CSS, <text:span text:style-name="T38">WordPress, jQuery, MySQL, cPanel</text:span></text:p>
          </table:table-cell>
        </table:table-row>
      </table:table>
      <text:p text:style-name="P3"/>
      <text:p text:style-name="P34">TECHNICAL SKILLS</text:p>
      <text:p text:style-name="P32"/>
      <table:table table:name="Table4" table:style-name="Table4">
        <table:table-column table:style-name="Table4.A"/>
        <table:table-column table:style-name="Table4.B"/>
        <table:table-row>
          <table:table-cell table:style-name="Table4.A1" office:value-type="string">
            <text:p text:style-name="P9"/>
          </table:table-cell>
          <table:table-cell table:style-name="Table4.A1" office:value-type="string">
            <text:list xml:id="list2123419906" text:style-name="L6">
              <text:list-item>
                <text:p text:style-name="P62">PHP, Node.js, Java</text:p>
              </text:list-item>
              <text:list-item>
                <text:p text:style-name="P62">Laravel, Express.js, Vue.js, React.js</text:p>
              </text:list-item>
              <text:list-item>
                <text:p text:style-name="P62">MySQL, Redis, SQLite, MongoDB</text:p>
              </text:list-item>
              <text:list-item>
                <text:p text:style-name="P62">HTML5, CSS3, JavaScript</text:p>
              </text:list-item>
              <text:list-item>
                <text:p text:style-name="P62">Automated <text:span text:style-name="T44">T</text:span>esting, TDD, PHPUnit</text:p>
              </text:list-item>
              <text:list-item>
                <text:p text:style-name="P62">OOP, SOLID, Design Patterns</text:p>
              </text:list-item>
              <text:list-item>
                <text:p text:style-name="P62">Hexagonal Architecture, API design</text:p>
              </text:list-item>
              <text:list-item>
                <text:p text:style-name="P62">Git, Docker, Vagrant</text:p>
              </text:list-item>
              <text:list-item>
                <text:p text:style-name="P62">Continuous Integration/Delivery</text:p>
              </text:list-item>
              <text:list-item>
                <text:p text:style-name="P62">AWS(EC2, S3), Google APIs, Payment Gateway(Stripe, Paypal), <text:s/>SMS Gateway</text:p>
              </text:list-item>
              <text:list-item>
                <text:p text:style-name="P63">Apache, Nginx </text:p>
              </text:list-item>
              <text:list-item>
                <text:p text:style-name="P62">Configuring VPS for LAMP, LEMP, MERN</text:p>
              </text:list-item>
              <text:list-item>
                <text:p text:style-name="P64">Database Design, Query Optimization</text:p>
              </text:list-item>
              <text:list-item>
                <text:p text:style-name="P62">Beginner in Domain-Driven Design (DDD), Event Sourcing and CQRS</text:p>
              </text:list-item>
            </text:list>
          </table:table-cell>
        </table:table-row>
        <table:table-row>
          <table:table-cell table:style-name="Table4.A1" office:value-type="string">
            <text:p text:style-name="P5"/>
          </table:table-cell>
          <table:table-cell table:style-name="Table4.A1" office:value-type="string">
            <text:p text:style-name="P5"/>
          </table:table-cell>
        </table:table-row>
      </table:table>
      <text:p text:style-name="P32"/>
      <text:p text:style-name="P35">EDUCATION</text:p>
      <text:p text:style-name="P35"/>
      <table:table table:name="Table5" table:style-name="Table5">
        <table:table-column table:style-name="Table5.A"/>
        <table:table-column table:style-name="Table5.B"/>
        <table:table-row>
          <table:table-cell table:style-name="Table5.A1" office:value-type="string">
            <text:p text:style-name="P31">20<text:span text:style-name="T43">07</text:span> – <text:s/><text:span text:style-name="T43">2012 <text:s/></text:span></text:p>
          </table:table-cell>
          <table:table-cell table:style-name="Table5.A1" office:value-type="string">
            <text:p text:style-name="P36">Bachelor of Arts</text:p>
            <text:p text:style-name="P40">University of Rajshahi, Rajshahi, Bangladesh</text:p>
          </table:table-cell>
        </table:table-row>
        <table:table-row table:style-name="Table5.2">
          <table:table-cell table:style-name="Table5.A1" office:value-type="string">
            <text:p text:style-name="P11">2010 - 2013</text:p>
          </table:table-cell>
          <table:table-cell table:style-name="Table5.A1" office:value-type="string">
            <text:p text:style-name="P10"/>
          </table:table-cell>
        </table:table-row>
      </table:table>
      <text:p text:style-name="P35"/>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fo:font-size="9pt" style:font-name-asian="OpenSymbol" style:font-family-asian="OpenSymbol" style:font-charset-asian="x-symbol" style:font-size-asian="7.84999990463257pt" style:font-name-complex="OpenSymbol" style:font-family-complex="OpenSymbol" style:font-charset-complex="x-symbol" style:font-size-complex="9p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3-24T15:06:42.029616917</meta:creation-date>
    <dc:date>2022-09-30T21:16:14.002081506</dc:date>
    <meta:editing-duration>PT2H56M15S</meta:editing-duration>
    <meta:editing-cycles>26</meta:editing-cycles>
    <meta:generator>LibreOffice/7.3.6.2$Linux_X86_64 LibreOffice_project/30$Build-2</meta:generator>
    <meta:document-statistic meta:table-count="5" meta:image-count="0" meta:object-count="0" meta:page-count="2" meta:paragraph-count="78" meta:word-count="720" meta:character-count="4893" meta:non-whitespace-character-count="4234"/>
  </office:meta>
</office:document-meta>
</file>